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get_page(url):</text:p>
      <text:p text:style-name="Standard"><text:tab/>#takes URL as input, outputs string of page content</text:p>
      <text:p text:style-name="Standard"/>
      <text:p text:style-name="Standard">def get_next_target(page):</text:p>
      <text:p text:style-name="Standard"><text:s text:c="4"/>start_link = page.find('&lt;a href=')</text:p>
      <text:p text:style-name="Standard"><text:s text:c="4"/>if start_link == -1:</text:p>
      <text:p text:style-name="Standard"><text:s text:c="8"/>return None, 0</text:p>
      <text:p text:style-name="Standard"><text:s text:c="4"/>start_quote = page.find('"', start_link)</text:p>
      <text:p text:style-name="Standard"><text:s text:c="4"/>end_quote = page.find('"', start_quote + 1)</text:p>
      <text:p text:style-name="Standard"><text:s text:c="4"/>url = page[start_quote + 1:end_quote]</text:p>
      <text:p text:style-name="Standard"><text:s text:c="4"/>return url, end_quote</text:p>
      <text:p text:style-name="Standard"/>
      <text:p text:style-name="Standard">def union(p,q):</text:p>
      <text:p text:style-name="Standard"><text:s text:c="4"/>for e in q:</text:p>
      <text:p text:style-name="Standard"><text:s text:c="8"/>if e not in p:</text:p>
      <text:p text:style-name="Standard"><text:s text:c="12"/>p.append(e)</text:p>
      <text:p text:style-name="Standard"/>
      <text:p text:style-name="Standard">def get_all_links(page):</text:p>
      <text:p text:style-name="Standard"><text:s text:c="4"/>links = []</text:p>
      <text:p text:style-name="Standard"><text:s text:c="4"/>while True:</text:p>
      <text:p text:style-name="Standard"><text:s text:c="8"/>url,endpos = get_next_target(page)</text:p>
      <text:p text:style-name="Standard"><text:s text:c="8"/>if url:</text:p>
      <text:p text:style-name="Standard"><text:s text:c="12"/>links.append(url)</text:p>
      <text:p text:style-name="Standard"><text:s text:c="12"/>page = page[endpos:]</text:p>
      <text:p text:style-name="Standard"><text:s text:c="8"/>else:</text:p>
      <text:p text:style-name="Standard"><text:s text:c="12"/>break</text:p>
      <text:p text:style-name="Standard"><text:s text:c="4"/>return links</text:p>
      <text:p text:style-name="Standard"/>
      <text:p text:style-name="Standard">def crawl_web(seed,max_depth):</text:p>
      <text:p text:style-name="Standard"><text:s text:c="4"/>tocrawl = [seed]</text:p>
      <text:p text:style-name="Standard"><text:s text:c="4"/>crawled = []</text:p>
      <text:p text:style-name="Standard"><text:s text:c="4"/>while tocrawl:</text:p>
      <text:p text:style-name="Standard"><text:s text:c="8"/>page = tocrawl.pop()</text:p>
      <text:p text:style-name="Standard"><text:s text:c="8"/>if page not in crawled:</text:p>
      <text:p text:style-name="Standard"><text:s text:c="12"/>union(tocrawl, get_all_links(get_page(page)))</text:p>
      <text:p text:style-name="Standard"><text:s text:c="12"/>crawled.append(page)</text:p>
      <text:p text:style-name="Standard"><text:s text:c="4"/>return crawled</text:p>
      <text:p text:style-name="Standard"/>
      <text:p text:style-name="Standard">def crawl_web(seed, max_depth):<text:line-break/><text:tab/>current_depth = 0<text:line-break/><text:tab/>seed_list = [seed]<text:line-break/><text:tab/>def get_child_links(seed_list):<text:line-break/><text:tab/><text:tab/>count_position = 0<text:line-break/><text:tab/><text:tab/>while count_position &lt; len(seed_list):<text:line-break/><text:tab/><text:tab/><text:tab/>child_links = get_all_links(seed_list[count_position]) <text:s/></text:p>
      <text:p text:style-name="Standard"><text:tab/><text:tab/><text:tab/>count_position=count_position+1 <text:line-break/><text:tab/><text:tab/><text:tab/>if current_depth &lt; max_depth:<text:line-break/><text:tab/><text:tab/><text:tab/><text:tab/>get_child_links(child_links)<text:line-break/><text:tab/><text:tab/>current_depth = current_depth + 1<text:line-break/><text:tab/>get_child_links(seed_lis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1T20:17:55.01</meta:creation-date>
    <dc:date>2012-06-21T20:23:17.86</dc:date>
    <meta:editing-duration>PT5M22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35" meta:word-count="130" meta:character-count="1269"/>
  </office:meta>
</office:document-meta>
</file>